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921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342cm" fo:break-before="auto" style:use-optimal-row-height="true"/>
    </style:style>
    <style:style style:name="ro18" style:family="table-row">
      <style:table-row-properties style:row-height="1.579cm" fo:break-before="auto" style:use-optimal-row-height="true"/>
    </style:style>
    <style:style style:name="ro19" style:family="table-row">
      <style:table-row-properties style:row-height="4.29cm" fo:break-before="auto" style:use-optimal-row-height="true"/>
    </style:style>
    <style:style style:name="ro20" style:family="table-row">
      <style:table-row-properties style:row-height="2.473cm" fo:break-before="auto" style:use-optimal-row-height="true"/>
    </style:style>
    <style:style style:name="ro21" style:family="table-row">
      <style:table-row-properties style:row-height="4.001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3.133cm" fo:break-before="auto" style:use-optimal-row-height="true"/>
    </style:style>
    <style:style style:name="ro24" style:family="table-row">
      <style:table-row-properties style:row-height="3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19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19">
            <text:p>1014 <text:s/>12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1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1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1">
            <text:p>1014 <text:s/>12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1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1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1">
            <text:p>1014 <text:s/>1230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2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2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2">
            <text:p>10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2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2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2">
            <text:p>1014 <text:s/>123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2">
            <text:p>10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3">
            <text:p>1014 <text:s/>12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3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3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3">
            <text:p>10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3">
            <text:p>1014 <text:s/>12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3">
            <text:p>10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3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4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4">
            <text:p>1014 <text:s/>12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4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4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4">
            <text:p>1014 <text:s/>12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4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4">
            <text:p>1014 <text:s/>12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5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5">
            <text:p>10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5">
            <text:p>1014 <text:s/>123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5">
            <text:p>10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5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5">
            <text:p>1014 <text:s/>12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5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5">
            <text:p>10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6">
            <text:p>10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6">
            <text:p>10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6">
            <text:p>1014 <text:s/>123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6">
            <text:p>10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6">
            <text:p>10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6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7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7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7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7">
            <text:p>1014 <text:s/>12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7">
            <text:p>1014 <text:s/>123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7">
            <text:p>1014 <text:s/>123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7">
            <text:p>1014 <text:s/>12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8">
            <text:p>1014 <text:s/>1230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8">
            <text:p>1014 <text:s/>123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8">
            <text:p>1014 <text:s/>123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9">
            <text:p>1014 <text:s/>123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9">
            <text:p>1014 <text:s/>123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9">
            <text:p>1014 <text:s/>123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29">
            <text:p>1014 <text:s/>123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">
            <text:p>1014 <text:s/>12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">
            <text:p>1014 <text:s/>123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">
            <text:p>1014 <text:s/>123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1">
            <text:p>1014 <text:s/>123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1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1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2">
            <text:p>1014 <text:s/>123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2">
            <text:p>1014 <text:s/>12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2">
            <text:p>1014 <text:s/>12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2">
            <text:p>1014 <text:s/>12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2">
            <text:p>1014 <text:s/>1230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2">
            <text:p>1014 <text:s/>1230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2">
            <text:p>1014 <text:s/>1230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3">
            <text:p>1014 <text:s/>1230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3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3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3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3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3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3">
            <text:p>1014 <text:s/>12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3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4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4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4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4">
            <text:p>1014 <text:s/>123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4">
            <text:p>1014 <text:s/>12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4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4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4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4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4">
            <text:p>10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5">
            <text:p>10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5">
            <text:p>1014 <text:s/>123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5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5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5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5">
            <text:p>10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5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6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6">
            <text:p>1014 <text:s/>123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6">
            <text:p>1014 <text:s/>12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6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6">
            <text:p>10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6">
            <text:p>10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6">
            <text:p>1014 <text:s/>12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7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7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7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7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7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7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8">
            <text:p>118</text:p>
          </table:table-cell>
          <table:table-cell table:style-name="ce3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0" office:value-type="string">
            <text:p>blood / blood on your face / blood on your arm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7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9">
            <text:p>119</text:p>
          </table:table-cell>
          <table:table-cell table:style-name="ce3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0" office:value-type="string">
            <text:p>he cut his leg / he cut his fingers / he cut his hea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7">
            <text:p>1014 <text:s/>12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0">
            <text:p>120</text:p>
          </table:table-cell>
          <table:table-cell table:style-name="ce3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10" office:value-type="string">
            <text:p>blood / face / your face / arm / your arm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8">
            <text:p>1014 <text:s/>12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1">
            <text:p>121</text:p>
          </table:table-cell>
          <table:table-cell table:style-name="ce3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10" office:value-type="string">
            <text:p>a box / to carry / to carry a box / he carries a box / he was carrying a box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8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8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8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8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8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6">
            <text:p>12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8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7">
            <text:p>12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8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8">
            <text:p>12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8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8">
            <text:p>1014 <text:s/>12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30:53.38">
            <text:p>1014 <text:s/>1230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14T12:30:53.38">
            <text:p>1014 <text:s/>1230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14T12:30:53.38">
            <text:p>2021/10/14 12:30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14T12:30:53.38">
            <text:p>1014 <text:s/>1230</text:p>
          </table:table-cell>
          <table:table-cell table:style-name="ce7" table:formula="of:=NOW()" office:value-type="date" office:date-value="2021-10-14T12:30:53.38">
            <text:p>1014 <text:s/>1230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14T12:30:53.38">
            <text:p>1014 <text:s/>123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#REF!:.A#REF!]);&quot;)&quot;)" office:value-type="float" office:value="0">
            <text:p>#REF!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19" office:value-type="string">
            <text:p>អាហារ / ឃ្លាន / ញ៉ាំ / ផឹក / ទឹក</text:p>
          </table:table-cell>
          <table:table-cell table:style-name="ce22" office:value-type="string">
            <text:p>aa3-haee3 / k6-len3 / niam3 / pa_k3 / ta_k3</text:p>
          </table:table-cell>
          <table:table-cell table:style-name="ce22" office:value-type="string">
            <text:p>food / hungry / eat / drink / water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20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22"/>
          <table:table-cell table:style-name="ce22" office:value-type="string">
            <text:p>it was monday, the eleventh of october, the first day of the week, the third week, the te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يازدهم ماه اکتبر، اولين روز هفته، هفته سوم، ماه د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1" office:value-type="string">
            <text:p><text:span text:style-name="T1">w : </text:span><text:span text:style-name="T1"><text:a xlink:href="https://youtu.be/K8mbMJ4S-RU?t=1219">https://youtu.be/K8mbMJ4S-RU?t=1219</text:a></text:span></text:p>
            <text:p><text:span text:style-name="T1">y : </text:span><text:span text:style-name="T1"><text:a xlink:href="https://youtu.be/K8mbMJ4S-RU?t=1244">https://youtu.be/K8mbMJ4S-RU?t=1244</text:a></text:span></text:p>
            <text:p><text:span text:style-name="T1">z : </text:span><text:span text:style-name="T1"><text:a xlink:href="https://youtu.be/K8mbMJ4S-RU?t=1272">https://youtu.be/K8mbMJ4S-RU?t=1272</text:a></text:span></text:p>
            <text:p><text:span text:style-name="T1">nz : </text:span><text:span text:style-name="T1"><text:a xlink:href="https://youtu.be/K8mbMJ4S-RU?t=1299">https://youtu.be/K8mbMJ4S-RU?t=1299</text:a></text:span></text:p>
          </table:table-cell>
          <table:table-cell table:style-name="ce22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20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ربعاء، الثالث عشر من تشرين، الأسبوع الثالث، الشهر العاشر.</text:p>
          </table:table-cell>
          <table:table-cell table:style-name="ce22"/>
          <table:table-cell table:style-name="ce22" office:value-type="string">
            <text:p>it was wednesday, the thirteenth of october, the third week, the te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چهارشنبه بود، سيزدهم ماه اکتبر، هفته سوم، ماه د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14T12:30:50.29">
            <text:p>1014 <text:s/>123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14T12:30:50.29">
            <text:p>1014 <text:s/>1230</text:p>
          </table:table-cell>
          <table:table-cell table:style-name="ce7" table:formula="of:=NOW()" office:value-type="date" office:date-value="2021-10-14T12:30:53.48">
            <text:p>1014 <text:s/>123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14T12:30:53.48">
            <text:p>1014 <text:s/>123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4">2021/10/14</text:date>, <text:time>12:30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14T12:30:52.92</dc:date>
    <dc:creator>iwabuchi ken</dc:creator>
    <meta:editing-duration>P8DT55M44S</meta:editing-duration>
    <meta:editing-cycles>1169</meta:editing-cycles>
    <meta:generator>OpenOffice/4.1.3$Win32 OpenOffice.org_project/413m1$Build-9783</meta:generator>
    <meta:document-statistic meta:table-count="2" meta:cell-count="1037" meta:object-count="0"/>
  </office:meta>
</office:document-meta>
</file>